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9d0ef" officeooo:paragraph-rsid="0019d0ef"/>
    </style:style>
    <style:style style:name="T1" style:family="text">
      <style:text-properties fo:color="#c9211e" loext:opacity="100%"/>
    </style:style>
    <style:style style:name="T2" style:family="text">
      <style:text-properties officeooo:rsid="001a20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app]</text:p>
      <text:p text:style-name="P1">|[build]</text:p>
      <text:p text:style-name="P1">|[libs]</text:p>
      <text:p text:style-name="P1">|[src]</text:p>
      <text:p text:style-name="P1">||[androidTest]</text:p>
      <text:p text:style-name="P1">||[main]</text:p>
      <text:p text:style-name="P1">|||[java]</text:p>
      <text:p text:style-name="P1">||||[com.example.<text:span text:style-name="T1">appName</text:span>]</text:p>
      <text:p text:style-name="P1">||||[ui]</text:p>
      <text:p text:style-name="P1">|||[res]</text:p>
      <text:p text:style-name="P1">||||[drawable]</text:p>
      <text:p text:style-name="P1">||||[layout]</text:p>
      <text:p text:style-name="P1">||||[menu]</text:p>
      <text:p text:style-name="P1">||||[minimap-anydpi-v26]</text:p>
      <text:p text:style-name="P1">||||[minimap-hdpi]</text:p>
      <text:p text:style-name="P1">||||[minimap-mdpi]</text:p>
      <text:p text:style-name="P1">||||[minimap-xhdpi]</text:p>
      <text:p text:style-name="P1">||||[minimap-xxhdpi]</text:p>
      <text:p text:style-name="P1">||||[minimap-xxxhdpi]</text:p>
      <text:p text:style-name="P1">||||[navigation]</text:p>
      <text:p text:style-name="P1">||||[values]</text:p>
      <text:p text:style-name="P1">||||[values-night]</text:p>
      <text:p text:style-name="P1">||||[xml]</text:p>
      <text:p text:style-name="P1"/>
      <text:p text:style-name="P1"/>
      <text:p text:style-name="P1">[app]</text:p>
      <text:p text:style-name="P1">|[build]</text:p>
      <text:p text:style-name="P1">|[libs]</text:p>
      <text:p text:style-name="P1">|[src]</text:p>
      <text:p text:style-name="P1">||[androidTest]</text:p>
      <text:p text:style-name="P1">||[main]</text:p>
      <text:p text:style-name="P1">|||[java]</text:p>
      <text:p text:style-name="P1">||||[com.example.<text:span text:style-name="T1">appName</text:span>]</text:p>
      <text:p text:style-name="P1">||||[ui]</text:p>
      <text:p text:style-name="P1">|||[res]</text:p>
      <text:p text:style-name="P1">||||[drawable]</text:p>
      <text:p text:style-name="P1">||||[layout]</text:p>
      <text:p text:style-name="P1">||||[menu]</text:p>
      <text:p text:style-name="P1">||||[minimap-anydpi-v26]</text:p>
      <text:p text:style-name="P1">||||[minimap-hdpi]</text:p>
      <text:p text:style-name="P1">||||[minimap-mdpi]</text:p>
      <text:p text:style-name="P1">||||[minimap-xhdpi]</text:p>
      <text:p text:style-name="P1">||||[minimap-xxhdpi]</text:p>
      <text:p text:style-name="P1">||||[minimap-xxxhdpi]</text:p>
      <text:p text:style-name="P1">||||[navigation]</text:p>
      <text:p text:style-name="P1">||||[values] : <text:span text:style-name="T2">contain harded codings</text:span></text:p>
      <text:p text:style-name="P1">||||[values-night]</text:p>
      <text:p text:style-name="P1">||||[xml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22:59:30.710871196</meta:creation-date>
    <meta:generator>LibreOffice/7.3.7.2$Linux_X86_64 LibreOffice_project/30$Build-2</meta:generator>
    <dc:date>2024-01-30T23:06:53.332932209</dc:date>
    <meta:editing-duration>PT7M22S</meta:editing-duration>
    <meta:editing-cycles>2</meta:editing-cycles>
    <meta:document-statistic meta:table-count="0" meta:image-count="0" meta:object-count="0" meta:page-count="1" meta:paragraph-count="46" meta:word-count="50" meta:character-count="645" meta:non-whitespace-character-count="641"/>
  </office:meta>
</office:document-meta>
</file>